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ayout.setParent(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ayout.getCastor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Layout.setLayoutRenderer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.getRendere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ayout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ayout.addParameter( 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.getLayoutRender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